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 Ref" svg:font-family="'Verdana Ref'" style:font-family-generic="swiss" style:font-pitch="variable"/>
  </office:font-face-decls>
  <office:automatic-styles>
    <style:style style:name="Table1" style:family="table">
      <style:table-properties style:width="6.4215in" fo:margin-left="0.0417in" fo:margin-top="0in" fo:margin-bottom="0in" table:align="left" style:writing-mode="page"/>
    </style:style>
    <style:style style:name="Table1.A" style:family="table-column">
      <style:table-column-properties style:column-width="0.3618in"/>
    </style:style>
    <style:style style:name="Table1.B" style:family="table-column">
      <style:table-column-properties style:column-width="0.3in"/>
    </style:style>
    <style:style style:name="Table1.C" style:family="table-column">
      <style:table-column-properties style:column-width="1.1507in"/>
    </style:style>
    <style:style style:name="Table1.D" style:family="table-column">
      <style:table-column-properties style:column-width="0.3625in"/>
    </style:style>
    <style:style style:name="Table1.E" style:family="table-column">
      <style:table-column-properties style:column-width="0.2104in"/>
    </style:style>
    <style:style style:name="Table1.F" style:family="table-column">
      <style:table-column-properties style:column-width="0.3972in"/>
    </style:style>
    <style:style style:name="Table1.G" style:family="table-column">
      <style:table-column-properties style:column-width="0.1792in"/>
    </style:style>
    <style:style style:name="Table1.H" style:family="table-column">
      <style:table-column-properties style:column-width="0.1118in"/>
    </style:style>
    <style:style style:name="Table1.I" style:family="table-column">
      <style:table-column-properties style:column-width="0.4069in"/>
    </style:style>
    <style:style style:name="Table1.J" style:family="table-column">
      <style:table-column-properties style:column-width="0.1715in"/>
    </style:style>
    <style:style style:name="Table1.K" style:family="table-column">
      <style:table-column-properties style:column-width="1.3299in"/>
    </style:style>
    <style:style style:name="Table1.L" style:family="table-column">
      <style:table-column-properties style:column-width="0.1535in"/>
    </style:style>
    <style:style style:name="Table1.M" style:family="table-column">
      <style:table-column-properties style:column-width="0.4854in"/>
    </style:style>
    <style:style style:name="Table1.N" style:family="table-column">
      <style:table-column-properties style:column-width="0.0396in"/>
    </style:style>
    <style:style style:name="Table1.O" style:family="table-column">
      <style:table-column-properties style:column-width="0.1in"/>
    </style:style>
    <style:style style:name="Table1.P" style:family="table-column">
      <style:table-column-properties style:column-width="0.6611in"/>
    </style:style>
    <style:style style:name="Table1.1" style:family="table-row">
      <style:table-row-properties style:min-row-height="0.1951in" fo:keep-together="auto"/>
    </style:style>
    <style:style style:name="Table1.A1" style:family="table-cell">
      <style:table-cell-properties style:vertical-align="bottom" fo:background-color="#ccffff" fo:padding-left="0.0486in" fo:padding-right="0.0486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bottom" fo:background-color="#ccffff" fo:padding-left="0.0486in" fo:padding-right="0.0486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.L1" style:family="table-cell">
      <style:table-cell-properties style:vertical-align="bottom" fo:background-color="#ccffff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868in" fo:keep-together="auto"/>
    </style:style>
    <style:style style:name="Table1.A2" style:family="table-cell">
      <style:table-cell-properties style:vertical-align="middle" fo:padding-left="0.0486in" fo:padding-right="0.0486in" fo:padding-top="0in" fo:padding-bottom="0in" fo:border-left="none" fo:border-right="none" fo:border-top="0.5pt solid #000000" fo:border-bottom="0.5pt solid #000000"/>
    </style:style>
    <style:style style:name="Table1.3" style:family="table-row">
      <style:table-row-properties style:min-row-height="2.0986in" fo:keep-together="auto"/>
    </style:style>
    <style:style style:name="Table1.A3" style:family="table-cell">
      <style:table-cell-properties fo:padding-left="0.0486in" fo:padding-right="0.0486in" fo:padding-top="0in" fo:padding-bottom="0in" fo:border="0.5pt solid #000000"/>
    </style:style>
    <style:style style:name="Table1.4" style:family="table-row">
      <style:table-row-properties style:min-row-height="0.1458in" fo:keep-together="auto"/>
    </style:style>
    <style:style style:name="Table1.A4" style:family="table-cell">
      <style:table-cell-properties fo:padding-left="0.0486in" fo:padding-right="0.0486in" fo:padding-top="0in" fo:padding-bottom="0in" fo:border="none"/>
    </style:style>
    <style:style style:name="Table1.B4" style:family="table-cell">
      <style:table-cell-properties fo:padding-left="0.0486in" fo:padding-right="0.0486in" fo:padding-top="0in" fo:padding-bottom="0in" fo:border="none"/>
    </style:style>
    <style:style style:name="Table1.D4" style:family="table-cell">
      <style:table-cell-properties fo:padding-left="0.0486in" fo:padding-right="0.0486in" fo:padding-top="0in" fo:padding-bottom="0in" fo:border="none"/>
    </style:style>
    <style:style style:name="Table1.E4" style:family="table-cell">
      <style:table-cell-properties fo:padding-left="0.0486in" fo:padding-right="0.0486in" fo:padding-top="0in" fo:padding-bottom="0in" fo:border="none"/>
    </style:style>
    <style:style style:name="Table1.H4" style:family="table-cell">
      <style:table-cell-properties fo:padding-left="0.0486in" fo:padding-right="0.0486in" fo:padding-top="0in" fo:padding-bottom="0in" fo:border="none"/>
    </style:style>
    <style:style style:name="Table1.I4" style:family="table-cell">
      <style:table-cell-properties fo:padding-left="0.0486in" fo:padding-right="0.0486in" fo:padding-top="0in" fo:padding-bottom="0in" fo:border="none"/>
    </style:style>
    <style:style style:name="Table1.J4" style:family="table-cell">
      <style:table-cell-properties fo:padding-left="0.0486in" fo:padding-right="0.0486in" fo:padding-top="0in" fo:padding-bottom="0in" fo:border="none"/>
    </style:style>
    <style:style style:name="Table1.M4" style:family="table-cell">
      <style:table-cell-properties fo:padding-left="0.0486in" fo:padding-right="0.0486in" fo:padding-top="0in" fo:padding-bottom="0in" fo:border="none"/>
    </style:style>
    <style:style style:name="Table1.P4" style:family="table-cell">
      <style:table-cell-properties fo:padding-left="0.0486in" fo:padding-right="0.0486in" fo:padding-top="0in" fo:padding-bottom="0in" fo:border="none"/>
    </style:style>
    <style:style style:name="Table1.5" style:family="table-row">
      <style:table-row-properties style:min-row-height="0.2708in" fo:keep-together="auto"/>
    </style:style>
    <style:style style:name="Table1.A5" style:family="table-cell">
      <style:table-cell-properties style:vertical-align="middle" fo:background-color="#ccffff" fo:padding-left="0.0486in" fo:padding-right="0.0486in" fo:padding-top="0in" fo:padding-bottom="0in" fo:border="0.5pt solid #000000">
        <style:background-image/>
      </style:table-cell-properties>
    </style:style>
    <style:style style:name="Table1.H5" style:family="table-cell">
      <style:table-cell-properties style:vertical-align="bottom" fo:padding-left="0.0486in" fo:padding-right="0.0486in" fo:padding-top="0in" fo:padding-bottom="0in" fo:border="none"/>
    </style:style>
    <style:style style:name="Table1.I5" style:family="table-cell">
      <style:table-cell-properties style:vertical-align="middle" fo:background-color="#ccffff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A6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D6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F6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H6" style:family="table-cell">
      <style:table-cell-properties style:vertical-align="bottom" fo:padding-left="0.0486in" fo:padding-right="0.0486in" fo:padding-top="0in" fo:padding-bottom="0in" fo:border="none"/>
    </style:style>
    <style:style style:name="Table1.I6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M6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P6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7" style:family="table-row">
      <style:table-row-properties style:min-row-height="0.1944in" fo:keep-together="auto"/>
    </style:style>
    <style:style style:name="Table1.A7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D7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F7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H7" style:family="table-cell">
      <style:table-cell-properties style:vertical-align="bottom" fo:padding-left="0.0486in" fo:padding-right="0.0486in" fo:padding-top="0in" fo:padding-bottom="0in" fo:border="none"/>
    </style:style>
    <style:style style:name="Table1.I7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M7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P7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A8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D8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F8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H8" style:family="table-cell">
      <style:table-cell-properties style:vertical-align="bottom" fo:padding-left="0.0486in" fo:padding-right="0.0486in" fo:padding-top="0in" fo:padding-bottom="0in" fo:border="none"/>
    </style:style>
    <style:style style:name="Table1.I8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M8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P8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A9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D9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F9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H9" style:family="table-cell">
      <style:table-cell-properties style:vertical-align="bottom" fo:padding-left="0.0486in" fo:padding-right="0.0486in" fo:padding-top="0in" fo:padding-bottom="0in" fo:border="none"/>
    </style:style>
    <style:style style:name="Table1.I9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M9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P9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A10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D10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F10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H10" style:family="table-cell">
      <style:table-cell-properties style:vertical-align="bottom" fo:padding-left="0.0486in" fo:padding-right="0.0486in" fo:padding-top="0in" fo:padding-bottom="0in" fo:border="none"/>
    </style:style>
    <style:style style:name="Table1.I10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M10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P10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A11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D11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F11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H11" style:family="table-cell">
      <style:table-cell-properties style:vertical-align="bottom" fo:padding-left="0.0486in" fo:padding-right="0.0486in" fo:padding-top="0in" fo:padding-bottom="0in" fo:border="none"/>
    </style:style>
    <style:style style:name="Table1.I11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M11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P11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A12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D12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F12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H12" style:family="table-cell">
      <style:table-cell-properties style:vertical-align="bottom" fo:padding-left="0.0486in" fo:padding-right="0.0486in" fo:padding-top="0in" fo:padding-bottom="0in" fo:border="none"/>
    </style:style>
    <style:style style:name="Table1.I12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M12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P12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13" style:family="table-row">
      <style:table-row-properties style:min-row-height="0.1563in" fo:keep-together="auto"/>
    </style:style>
    <style:style style:name="Table1.A13" style:family="table-cell">
      <style:table-cell-properties fo:padding-left="0.0486in" fo:padding-right="0.0486in" fo:padding-top="0in" fo:padding-bottom="0in" fo:border="none"/>
    </style:style>
    <style:style style:name="Table1.B13" style:family="table-cell">
      <style:table-cell-properties fo:padding-left="0.0486in" fo:padding-right="0.0486in" fo:padding-top="0in" fo:padding-bottom="0in" fo:border="none"/>
    </style:style>
    <style:style style:name="Table1.D13" style:family="table-cell">
      <style:table-cell-properties fo:padding-left="0.0486in" fo:padding-right="0.0486in" fo:padding-top="0in" fo:padding-bottom="0in" fo:border="none"/>
    </style:style>
    <style:style style:name="Table1.F13" style:family="table-cell">
      <style:table-cell-properties fo:padding-left="0.0486in" fo:padding-right="0.0486in" fo:padding-top="0in" fo:padding-bottom="0in" fo:border="none"/>
    </style:style>
    <style:style style:name="Table1.H13" style:family="table-cell">
      <style:table-cell-properties fo:padding-left="0.0486in" fo:padding-right="0.0486in" fo:padding-top="0in" fo:padding-bottom="0in" fo:border="none"/>
    </style:style>
    <style:style style:name="Table1.I13" style:family="table-cell">
      <style:table-cell-properties fo:padding-left="0.0486in" fo:padding-right="0.0486in" fo:padding-top="0in" fo:padding-bottom="0in" fo:border="none"/>
    </style:style>
    <style:style style:name="Table1.J13" style:family="table-cell">
      <style:table-cell-properties fo:padding-left="0.0486in" fo:padding-right="0.0486in" fo:padding-top="0in" fo:padding-bottom="0in" fo:border="none"/>
    </style:style>
    <style:style style:name="Table1.M13" style:family="table-cell">
      <style:table-cell-properties fo:padding-left="0.0486in" fo:padding-right="0.0486in" fo:padding-top="0in" fo:padding-bottom="0in" fo:border="none"/>
    </style:style>
    <style:style style:name="Table1.P13" style:family="table-cell">
      <style:table-cell-properties fo:padding-left="0.0486in" fo:padding-right="0.0486in" fo:padding-top="0in" fo:padding-bottom="0in" fo:border="none"/>
    </style:style>
    <style:style style:name="Table1.A14" style:family="table-cell">
      <style:table-cell-properties style:vertical-align="middle" fo:background-color="#ffffcc" fo:padding-left="0.0486in" fo:padding-right="0.0486in" fo:padding-top="0in" fo:padding-bottom="0in" fo:border="0.5pt solid #000000">
        <style:background-image/>
      </style:table-cell-properties>
    </style:style>
    <style:style style:name="Table1.H14" style:family="table-cell">
      <style:table-cell-properties fo:padding-left="0.0486in" fo:padding-right="0.0486in" fo:padding-top="0in" fo:padding-bottom="0in" fo:border="none"/>
    </style:style>
    <style:style style:name="Table1.A15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C15" style:family="table-cell">
      <style:table-cell-properties style:vertical-align="bottom" fo:padding-left="0.0486in" fo:padding-right="0.0486in" fo:padding-top="0in" fo:padding-bottom="0in" fo:border-left="none" fo:border-right="none" fo:border-top="none" fo:border-bottom="0.5pt solid #000000"/>
    </style:style>
    <style:style style:name="Table1.E15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H15" style:family="table-cell">
      <style:table-cell-properties fo:padding-left="0.0486in" fo:padding-right="0.0486in" fo:padding-top="0in" fo:padding-bottom="0in" fo:border="none"/>
    </style:style>
    <style:style style:name="Table1.I15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K15" style:family="table-cell">
      <style:table-cell-properties style:vertical-align="bottom" fo:padding-left="0.0486in" fo:padding-right="0.0486in" fo:padding-top="0in" fo:padding-bottom="0in" fo:border-left="none" fo:border-right="none" fo:border-top="none" fo:border-bottom="0.5pt solid #000000"/>
    </style:style>
    <style:style style:name="Table1.M15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N15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A16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C16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E16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H16" style:family="table-cell">
      <style:table-cell-properties fo:padding-left="0.0486in" fo:padding-right="0.0486in" fo:padding-top="0in" fo:padding-bottom="0in" fo:border="none"/>
    </style:style>
    <style:style style:name="Table1.I16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K16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M16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N16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A17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C17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E17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H17" style:family="table-cell">
      <style:table-cell-properties fo:padding-left="0.0486in" fo:padding-right="0.0486in" fo:padding-top="0in" fo:padding-bottom="0in" fo:border="none"/>
    </style:style>
    <style:style style:name="Table1.I17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K17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M17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N17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A18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C18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E18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H18" style:family="table-cell">
      <style:table-cell-properties fo:padding-left="0.0486in" fo:padding-right="0.0486in" fo:padding-top="0in" fo:padding-bottom="0in" fo:border="none"/>
    </style:style>
    <style:style style:name="Table1.I18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K18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M18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N18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A19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C19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E19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H19" style:family="table-cell">
      <style:table-cell-properties fo:padding-left="0.0486in" fo:padding-right="0.0486in" fo:padding-top="0in" fo:padding-bottom="0in" fo:border="none"/>
    </style:style>
    <style:style style:name="Table1.I19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K19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M19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N19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20" style:family="table-row">
      <style:table-row-properties style:min-row-height="0.1181in" fo:keep-together="auto"/>
    </style:style>
    <style:style style:name="Table1.A20" style:family="table-cell">
      <style:table-cell-properties fo:padding-left="0.0486in" fo:padding-right="0.0486in" fo:padding-top="0in" fo:padding-bottom="0in" fo:border="none"/>
    </style:style>
    <style:style style:name="Table1.C20" style:family="table-cell">
      <style:table-cell-properties fo:padding-left="0.0486in" fo:padding-right="0.0486in" fo:padding-top="0in" fo:padding-bottom="0in" fo:border="none"/>
    </style:style>
    <style:style style:name="Table1.E20" style:family="table-cell">
      <style:table-cell-properties fo:padding-left="0.0486in" fo:padding-right="0.0486in" fo:padding-top="0in" fo:padding-bottom="0in" fo:border="none"/>
    </style:style>
    <style:style style:name="Table1.H20" style:family="table-cell">
      <style:table-cell-properties fo:padding-left="0.0486in" fo:padding-right="0.0486in" fo:padding-top="0in" fo:padding-bottom="0in" fo:border="none"/>
    </style:style>
    <style:style style:name="Table1.I20" style:family="table-cell">
      <style:table-cell-properties fo:padding-left="0.0486in" fo:padding-right="0.0486in" fo:padding-top="0in" fo:padding-bottom="0in" fo:border="none"/>
    </style:style>
    <style:style style:name="Table1.K20" style:family="table-cell">
      <style:table-cell-properties fo:padding-left="0.0486in" fo:padding-right="0.0486in" fo:padding-top="0in" fo:padding-bottom="0in" fo:border="none"/>
    </style:style>
    <style:style style:name="Table1.M20" style:family="table-cell">
      <style:table-cell-properties fo:padding-left="0.0486in" fo:padding-right="0.0486in" fo:padding-top="0in" fo:padding-bottom="0in" fo:border="none"/>
    </style:style>
    <style:style style:name="Table1.N20" style:family="table-cell">
      <style:table-cell-properties fo:padding-left="0.0486in" fo:padding-right="0.0486in" fo:padding-top="0in" fo:padding-bottom="0in" fo:border="none"/>
    </style:style>
    <style:style style:name="Table1.E21" style:family="table-cell">
      <style:table-cell-properties fo:background-color="#ccffff" fo:padding-left="0.0486in" fo:padding-right="0.0486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.H21" style:family="table-cell">
      <style:table-cell-properties fo:background-color="#ccffff" fo:padding-left="0.0486in" fo:padding-right="0.0486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.I21" style:family="table-cell">
      <style:table-cell-properties fo:background-color="#ccffff" fo:padding-left="0.0486in" fo:padding-right="0.0486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.K21" style:family="table-cell">
      <style:table-cell-properties fo:background-color="#ccffff" fo:padding-left="0.0486in" fo:padding-right="0.0486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.M21" style:family="table-cell">
      <style:table-cell-properties fo:background-color="#ccffff" fo:padding-left="0.0486in" fo:padding-right="0.0486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.N21" style:family="table-cell">
      <style:table-cell-properties fo:background-color="#ccffff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A22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B22" style:family="table-cell">
      <style:table-cell-properties style:vertical-align="bottom" fo:padding-left="0.0486in" fo:padding-right="0.0486in" fo:padding-top="0in" fo:padding-bottom="0in" fo:border-left="none" fo:border-right="none" fo:border-top="none" fo:border-bottom="0.5pt solid #000000"/>
    </style:style>
    <style:style style:name="Table1.E22" style:family="table-cell">
      <style:table-cell-properties style:vertical-align="bottom" fo:padding-left="0.0486in" fo:padding-right="0.0486in" fo:padding-top="0in" fo:padding-bottom="0in" fo:border-left="none" fo:border-right="none" fo:border-top="none" fo:border-bottom="0.5pt solid #000000"/>
    </style:style>
    <style:style style:name="Table1.H22" style:family="table-cell">
      <style:table-cell-properties style:vertical-align="bottom" fo:padding-left="0.0486in" fo:padding-right="0.0486in" fo:padding-top="0in" fo:padding-bottom="0in" fo:border-left="none" fo:border-right="none" fo:border-top="none" fo:border-bottom="0.5pt solid #000000"/>
    </style:style>
    <style:style style:name="Table1.I22" style:family="table-cell">
      <style:table-cell-properties style:vertical-align="bottom" fo:padding-left="0.0486in" fo:padding-right="0.0486in" fo:padding-top="0in" fo:padding-bottom="0in" fo:border-left="none" fo:border-right="none" fo:border-top="none" fo:border-bottom="0.5pt solid #000000"/>
    </style:style>
    <style:style style:name="Table1.K22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M22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N22" style:family="table-cell">
      <style:table-cell-properties style:vertical-align="bottom" fo:padding-left="0.0486in" fo:padding-right="0.0486in" fo:padding-top="0in" fo:padding-bottom="0in" fo:border-left="none" fo:border-right="0.5pt solid #000000" fo:border-top="none" fo:border-bottom="0.5pt solid #000000"/>
    </style:style>
    <style:style style:name="Table1.A23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B23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E23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H23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I23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K23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M23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N23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A24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B24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E24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H24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I24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K24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M24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N24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A25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B25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E25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H25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I25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K25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M25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N25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A26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B26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E26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H26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I26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K26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M26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N26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A27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B27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E27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H27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I27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K27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M27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N27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A28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B28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E28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H28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I28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le1.K28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M28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N28" style:family="table-cell">
      <style:table-cell-properties fo:padding-left="0.0486in" fo:padding-right="0.0486in" fo:padding-top="0in" fo:padding-bottom="0in" fo:border-left="none" fo:border-right="0.5pt solid #000000" fo:border-top="none" fo:border-bottom="0.5pt solid #000000"/>
    </style:style>
    <style:style style:name="Table1.29" style:family="table-row">
      <style:table-row-properties style:min-row-height="0.1771in" fo:keep-together="auto"/>
    </style:style>
    <style:style style:name="Table1.A29" style:family="table-cell">
      <style:table-cell-properties style:vertical-align="bottom" fo:padding-left="0.0486in" fo:padding-right="0.0486in" fo:padding-top="0in" fo:padding-bottom="0in" fo:border="none"/>
    </style:style>
    <style:style style:name="Table1.B29" style:family="table-cell">
      <style:table-cell-properties style:vertical-align="bottom" fo:padding-left="0.0486in" fo:padding-right="0.0486in" fo:padding-top="0in" fo:padding-bottom="0in" fo:border="none"/>
    </style:style>
    <style:style style:name="Table1.E29" style:family="table-cell">
      <style:table-cell-properties style:vertical-align="bottom" fo:padding-left="0.0486in" fo:padding-right="0.0486in" fo:padding-top="0in" fo:padding-bottom="0in" fo:border="none"/>
    </style:style>
    <style:style style:name="Table1.H29" style:family="table-cell">
      <style:table-cell-properties style:vertical-align="bottom" fo:padding-left="0.0486in" fo:padding-right="0.0486in" fo:padding-top="0in" fo:padding-bottom="0in" fo:border="none"/>
    </style:style>
    <style:style style:name="Table1.I29" style:family="table-cell">
      <style:table-cell-properties style:vertical-align="bottom" fo:padding-left="0.0486in" fo:padding-right="0.0486in" fo:padding-top="0in" fo:padding-bottom="0in" fo:border="none"/>
    </style:style>
    <style:style style:name="Table1.K29" style:family="table-cell">
      <style:table-cell-properties style:vertical-align="bottom" fo:padding-left="0.0486in" fo:padding-right="0.0486in" fo:padding-top="0in" fo:padding-bottom="0in" fo:border="none"/>
    </style:style>
    <style:style style:name="Table1.M29" style:family="table-cell">
      <style:table-cell-properties style:vertical-align="bottom" fo:padding-left="0.0486in" fo:padding-right="0.0486in" fo:padding-top="0in" fo:padding-bottom="0in" fo:border="none"/>
    </style:style>
    <style:style style:name="Table1.N29" style:family="table-cell">
      <style:table-cell-properties style:vertical-align="bottom" fo:padding-left="0.0486in" fo:padding-right="0.0486in" fo:padding-top="0in" fo:padding-bottom="0in" fo:border="none"/>
    </style:style>
    <style:style style:name="Table1.30" style:family="table-row">
      <style:table-row-properties style:min-row-height="0.6035in" fo:keep-together="auto"/>
    </style:style>
    <style:style style:name="Table1.A30" style:family="table-cell">
      <style:table-cell-properties fo:padding-left="0.0486in" fo:padding-right="0.0486in" fo:padding-top="0in" fo:padding-bottom="0in" fo:border="0.5pt solid #000000"/>
    </style:style>
    <style:style style:name="Table1.31" style:family="table-row">
      <style:table-row-properties style:min-row-height="0.0486in" fo:keep-together="auto"/>
    </style:style>
    <style:style style:name="Table1.A31" style:family="table-cell">
      <style:table-cell-properties style:vertical-align="bottom" fo:padding-left="0.0486in" fo:padding-right="0.0486in" fo:padding-top="0in" fo:padding-bottom="0in" fo:border="none"/>
    </style:style>
    <style:style style:name="Table1.B31" style:family="table-cell">
      <style:table-cell-properties style:vertical-align="bottom" fo:padding-left="0.0486in" fo:padding-right="0.0486in" fo:padding-top="0in" fo:padding-bottom="0in" fo:border="none"/>
    </style:style>
    <style:style style:name="Table1.D31" style:family="table-cell">
      <style:table-cell-properties style:vertical-align="bottom" fo:padding-left="0.0486in" fo:padding-right="0.0486in" fo:padding-top="0in" fo:padding-bottom="0in" fo:border="none"/>
    </style:style>
    <style:style style:name="Table1.E31" style:family="table-cell">
      <style:table-cell-properties style:vertical-align="bottom" fo:padding-left="0.0486in" fo:padding-right="0.0486in" fo:padding-top="0in" fo:padding-bottom="0in" fo:border="none"/>
    </style:style>
    <style:style style:name="Table1.G31" style:family="table-cell">
      <style:table-cell-properties style:vertical-align="bottom" fo:padding-left="0.0486in" fo:padding-right="0.0486in" fo:padding-top="0in" fo:padding-bottom="0in" fo:border="none"/>
    </style:style>
    <style:style style:name="Table1.I31" style:family="table-cell">
      <style:table-cell-properties style:vertical-align="bottom" fo:padding-left="0.0486in" fo:padding-right="0.0486in" fo:padding-top="0in" fo:padding-bottom="0in" fo:border="none"/>
    </style:style>
    <style:style style:name="Table1.J31" style:family="table-cell">
      <style:table-cell-properties style:vertical-align="bottom" fo:padding-left="0.0486in" fo:padding-right="0.0486in" fo:padding-top="0in" fo:padding-bottom="0in" fo:border="none"/>
    </style:style>
    <style:style style:name="Table1.L31" style:family="table-cell">
      <style:table-cell-properties style:vertical-align="bottom" fo:padding-left="0.0486in" fo:padding-right="0.0486in" fo:padding-top="0in" fo:padding-bottom="0in" fo:border="none"/>
    </style:style>
    <style:style style:name="Table1.O31" style:family="table-cell">
      <style:table-cell-properties style:vertical-align="bottom" fo:padding-left="0.0486in" fo:padding-right="0.0486in" fo:padding-top="0in" fo:padding-bottom="0in" fo:border="none"/>
    </style:style>
    <style:style style:name="Table1.32" style:family="table-row">
      <style:table-row-properties style:min-row-height="0.25in" fo:keep-together="auto"/>
    </style:style>
    <style:style style:name="Table1.A32" style:family="table-cell">
      <style:table-cell-properties style:vertical-align="bottom" fo:padding-left="0.0486in" fo:padding-right="0.0486in" fo:padding-top="0in" fo:padding-bottom="0in" fo:border="none"/>
    </style:style>
    <style:style style:name="Table1.L32" style:family="table-cell">
      <style:table-cell-properties style:vertical-align="bottom" fo:padding-left="0.0486in" fo:padding-right="0.0486in" fo:padding-top="0in" fo:padding-bottom="0in" fo:border="none"/>
    </style:style>
    <style:style style:name="Table1.O32" style:family="table-cell">
      <style:table-cell-properties style:vertical-align="bottom" fo:padding-left="0.0486in" fo:padding-right="0.0486in" fo:padding-top="0in" fo:padding-bottom="0in" fo:border="none"/>
    </style:style>
    <style:style style:name="Table1.33" style:family="table-row">
      <style:table-row-properties style:min-row-height="0.4931in" fo:keep-together="auto"/>
    </style:style>
    <style:style style:name="Table1.A33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1.D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/>
    </style:style>
    <style:style style:name="Table1.E33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1.L33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1.O33" style:family="table-cell">
      <style:table-cell-properties style:vertical-align="bottom" fo:padding-left="0.0486in" fo:padding-right="0.0486in" fo:padding-top="0in" fo:padding-bottom="0in" fo:border-left="none" fo:border-right="0.5pt solid #000000" fo:border-top="0.5pt solid #000000" fo:border-bottom="0.5pt solid #000000"/>
    </style:style>
    <style:style style:name="P1" style:family="paragraph" style:parent-style-name="Standard">
      <style:text-properties officeooo:paragraph-rsid="000d1d9a"/>
    </style:style>
    <style:style style:name="P2" style:family="paragraph" style:parent-style-name="Standard" style:list-style-name="L1">
      <style:text-properties style:font-name="Calibri" fo:font-size="10pt" officeooo:rsid="000ac906" officeooo:paragraph-rsid="000ac906" style:font-size-asian="10pt" style:font-name-complex="Arial" style:font-size-complex="10pt"/>
    </style:style>
    <style:style style:name="P3" style:family="paragraph" style:parent-style-name="Standard" style:list-style-name="L1">
      <style:text-properties style:font-name="Calibri" fo:font-size="10pt" officeooo:rsid="000ae427" officeooo:paragraph-rsid="000ae427" style:font-size-asian="10pt" style:font-name-complex="Arial" style:font-size-complex="10pt"/>
    </style:style>
    <style:style style:name="P4" style:family="paragraph" style:parent-style-name="Standard">
      <style:text-properties style:font-name="Calibri" fo:font-size="10pt" officeooo:rsid="000ae427" officeooo:paragraph-rsid="000ae427" style:font-size-asian="10pt" style:font-name-complex="Arial" style:font-size-complex="10pt"/>
    </style:style>
    <style:style style:name="P5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6" style:family="paragraph" style:parent-style-name="Standard">
      <style:text-properties style:font-name="Calibri" fo:font-size="11pt" style:font-size-asian="11pt" style:font-name-complex="Tahoma" style:font-size-complex="11pt"/>
    </style:style>
    <style:style style:name="P7" style:family="paragraph" style:parent-style-name="Standard">
      <style:text-properties style:font-name="Calibri" fo:font-size="10pt" style:font-size-asian="10pt" style:font-name-complex="Tahoma" style:font-size-complex="10pt"/>
    </style:style>
    <style:style style:name="P8" style:family="paragraph" style:parent-style-name="Standard">
      <style:text-properties officeooo:rsid="000c46a0" officeooo:paragraph-rsid="000c46a0"/>
    </style:style>
    <style:style style:name="P9" style:family="paragraph" style:parent-style-name="Standard">
      <style:text-properties officeooo:paragraph-rsid="000c46a0"/>
    </style:style>
    <style:style style:name="P10" style:family="paragraph" style:parent-style-name="Standard">
      <style:text-properties officeooo:paragraph-rsid="000afa4a"/>
    </style:style>
    <style:style style:name="P11" style:family="paragraph" style:parent-style-name="Standard">
      <style:text-properties officeooo:paragraph-rsid="000c1617"/>
    </style:style>
    <style:style style:name="P12" style:family="paragraph" style:parent-style-name="Standard">
      <style:text-properties style:font-name="Calibri" fo:font-size="10pt" officeooo:paragraph-rsid="000d1d9a" style:font-size-asian="10pt" style:font-name-complex="Tahoma" style:font-size-complex="10pt"/>
    </style:style>
    <style:style style:name="P13" style:family="paragraph" style:parent-style-name="Standard" style:list-style-name="L2">
      <style:text-properties officeooo:paragraph-rsid="000d1d9a"/>
    </style:style>
    <style:style style:name="P14" style:family="paragraph" style:parent-style-name="Standard" style:list-style-name="L2">
      <style:text-properties officeooo:paragraph-rsid="000c1617"/>
    </style:style>
    <style:style style:name="P15" style:family="paragraph" style:parent-style-name="Standard">
      <style:paragraph-properties fo:margin-top="0.1665in" fo:margin-bottom="0in" style:contextual-spacing="false"/>
      <style:text-properties style:font-name="Calibri" fo:font-size="6pt" fo:font-style="italic" style:font-size-asian="6pt" style:font-style-asian="italic" style:font-name-complex="Arial" style:font-size-complex="6pt"/>
    </style:style>
    <style:style style:name="T1" style:family="text">
      <style:text-properties style:font-name="Calibri" fo:font-size="8pt" style:font-size-asian="8pt" style:font-name-complex="Tahoma" style:font-size-complex="8pt"/>
    </style:style>
    <style:style style:name="T2" style:family="text">
      <style:text-properties style:font-name="Calibri" fo:font-size="8pt" officeooo:rsid="000ac906" style:font-size-asian="8pt" style:font-name-complex="Tahoma" style:font-size-complex="8pt"/>
    </style:style>
    <style:style style:name="T3" style:family="text">
      <style:text-properties style:font-name="Calibri" fo:font-size="8pt" officeooo:rsid="000afa4a" style:font-size-asian="8pt" style:font-name-complex="Tahoma" style:font-size-complex="8pt"/>
    </style:style>
    <style:style style:name="T4" style:family="text">
      <style:text-properties style:font-name="Calibri" fo:font-size="10pt" style:font-size-asian="10pt" style:font-name-complex="Arial" style:font-size-complex="10pt"/>
    </style:style>
    <style:style style:name="T5" style:family="text">
      <style:text-properties style:font-name="Calibri" fo:font-size="11pt" style:font-size-asian="11pt" style:font-name-complex="Tahoma" style:font-size-complex="11pt"/>
    </style:style>
    <style:style style:name="T6" style:family="text">
      <style:text-properties style:font-name="Calibri" fo:font-style="italic" fo:font-weight="bold" style:font-style-asian="italic" style:font-weight-asian="bold" style:font-name-complex="Tahoma" style:font-size-complex="14pt" style:font-style-complex="italic"/>
    </style:style>
    <style:style style:name="T7" style:family="text">
      <style:text-properties style:font-name="Calibri" fo:font-style="italic" fo:font-weight="bold" officeooo:rsid="000ac906" style:font-style-asian="italic" style:font-weight-asian="bold" style:font-name-complex="Tahoma" style:font-size-complex="14pt" style:font-style-complex="italic"/>
    </style:style>
    <style:style style:name="T8" style:family="text">
      <style:text-properties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Calibri" fo:font-size="10pt" officeooo:rsid="000ac906" style:font-size-asian="10pt" style:font-name-complex="Arial" style:font-size-complex="10pt"/>
    </style:style>
    <style:style style:name="T10" style:family="text">
      <style:text-properties style:font-name="Calibri" fo:font-size="11pt" fo:font-weight="bold" style:font-size-asian="11pt" style:font-weight-asian="bold" style:font-name-complex="Tahoma" style:font-size-complex="11pt"/>
    </style:style>
    <style:style style:name="T11" style:family="text">
      <style:text-properties style:font-name="Calibri" fo:font-size="10pt" style:font-size-asian="10pt" style:font-name-complex="Tahoma" style:font-size-complex="10pt"/>
    </style:style>
    <style:style style:name="T12" style:family="text">
      <style:text-properties style:font-name="Calibri" fo:font-size="10pt" officeooo:rsid="000ae427" style:font-size-asian="10pt" style:font-name-complex="Arial" style:font-size-complex="10pt"/>
    </style:style>
    <style:style style:name="T13" style:family="text">
      <style:text-properties style:font-name="Calibri" fo:font-size="10pt" officeooo:rsid="000c46a0" style:font-size-asian="10pt" style:font-name-complex="Arial" style:font-size-complex="10pt"/>
    </style:style>
    <style:style style:name="T14" style:family="text">
      <style:text-properties fo:color="#ffffff" loext:opacity="100%" style:font-name="Calibri" fo:font-size="10pt" officeooo:rsid="000ae427" style:font-size-asian="10pt" style:font-name-complex="Arial" style:font-size-complex="10pt"/>
    </style:style>
    <style:style style:name="T15" style:family="text">
      <style:text-properties style:font-name="Calibri" fo:font-size="10pt" officeooo:rsid="000c1617" style:font-size-asian="10pt" style:font-name-complex="Arial" style:font-size-complex="10pt"/>
    </style:style>
    <style:style style:name="T16" style:family="text">
      <style:text-properties style:font-name="Calibri" fo:font-size="10pt" officeooo:rsid="000afa4a" style:font-size-asian="10pt" style:font-name-complex="Arial" style:font-size-complex="10pt"/>
    </style:style>
    <style:style style:name="T17" style:family="text">
      <style:text-properties fo:color="#ffffff" loext:opacity="100%" style:font-name="Calibri" fo:font-size="10pt" officeooo:rsid="000afa4a" style:font-size-asian="10pt" style:font-name-complex="Arial" style:font-size-complex="10pt"/>
    </style:style>
    <style:style style:name="T18" style:family="text">
      <style:text-properties style:font-name="Calibri" fo:font-size="10pt" officeooo:rsid="000ac906" style:font-size-asian="10pt" style:font-name-complex="Tahoma" style:font-size-complex="10pt"/>
    </style:style>
    <style:style style:name="T19" style:family="text">
      <style:text-properties style:font-name="Calibri" fo:font-size="10pt" officeooo:rsid="000afa4a" style:font-size-asian="10pt" style:font-name-complex="Tahoma" style:font-size-complex="10pt"/>
    </style:style>
    <style:style style:name="T20" style:family="text">
      <style:text-properties style:font-name="Calibri" fo:font-weight="bold" style:font-weight-asian="bold" style:font-name-complex="Tahoma"/>
    </style:style>
    <style:style style:name="T21" style:family="text">
      <style:text-properties style:font-name="Calibri" fo:font-size="10pt" officeooo:rsid="000c1617" style:font-size-asian="10pt" style:font-name-complex="Tahoma" style:font-size-complex="10pt"/>
    </style:style>
    <style:style style:name="T22" style:family="text">
      <style:text-properties style:font-name="Calibri" fo:font-size="10pt" officeooo:rsid="000d1d9a" style:font-size-asian="10pt" style:font-name-complex="Tahoma" style:font-size-complex="10pt"/>
    </style:style>
    <style:style style:name="T23" style:family="text">
      <style:text-properties style:font-name="Calibri" fo:font-weight="bold" style:font-weight-asian="bold" style:font-name-complex="Arial"/>
    </style:style>
    <style:style style:name="T24" style:family="text">
      <style:text-properties style:font-name="Calibri" fo:font-size="6pt" fo:font-style="italic" style:font-size-asian="6pt" style:font-style-asian="italic" style:font-name-complex="Arial" style:font-size-complex="6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office:value-type="string">
            <text:p text:style-name="Standard" loext:marker-style-name="T1"><text:span text:style-name="T2">1</text:span><text:bookmark-start text:name="RANGE!A1"/><text:span text:style-name="T1">.</text:span><text:bookmark-end text:name="RANGE!A1"/><text:span text:style-name="T2">6.1</text:span></text:p>
          </table:table-cell>
          <table:table-cell table:style-name="Table1.B1" table:number-columns-spanned="3" office:value-type="string">
            <text:p text:style-name="Standard" loext:marker-style-name="T1"><text:bookmark-start text:name="RANGE!B1"/><text:span text:style-name="T2">S</text:span><text:bookmark-end text:name="RANGE!B1"/><text:span text:style-name="T2">ourcing von POIs </text:span><text:span text:style-name="T3">(</text:span><text:span text:style-name="T2">intern</text:span><text:span text:style-name="T3">)</text:span><text:span text:style-name="T1"> </text:span></text:p>
          </table:table-cell>
          <table:covered-table-cell/>
          <table:covered-table-cell/>
          <table:table-cell table:style-name="Table1.B1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B1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B1" office:value-type="string">
            <text:p text:style-name="Standard" loext:marker-style-name="T4"><text:span text:style-name="T4"> </text:span><text:span text:style-name="T4"/></text:p>
          </table:table-cell>
          <table:table-cell table:style-name="Table1.B1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L1" table:number-columns-spanned="5" office:value-type="string">
            <text:p text:style-name="Standard" loext:marker-style-name="T1"><text:span text:style-name="T5">fertig bis: </text:span><text:span text:style-name="T2">30.08</text:span><text:span text:style-name="T1">.</text:span><text:span text:style-name="T2">2026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6" office:value-type="string">
            <text:p text:style-name="Standard" loext:marker-style-name="T6"><text:span text:style-name="T6">Verantwortlich: </text:span><text:span text:style-name="T7">Martin Stane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6" office:value-type="string">
            <text:p text:style-name="P1" loext:marker-style-name="T4"><text:span text:style-name="Strong_20_Emphasis"><text:span text:style-name="T4">Ziele / Beschreibung:</text:span></text:span><text:span text:style-name="T4"><text:line-break/>Dieses Arbeitspaket beschäftigt sich mit dem </text:span><text:span text:style-name="Strong_20_Emphasis"><text:span text:style-name="T8">Sourcing von Points of Interest (POIs)</text:span></text:span><text:span text:style-name="T8">.</text:span><text:span text:style-name="T4"><text:line-break/>Dabei gehen eine oder mehrere </text:span><text:span text:style-name="Strong_20_Emphasis"><text:span text:style-name="T8">interne Personen</text:span></text:span><text:span text:style-name="T4"> (Mitarbeiter) in die Stadt, erfassen unterschiedliche Punkte, die von Interesse sein könnten, </text:span><text:span text:style-name="Strong_20_Emphasis"><text:span text:style-name="T8">fotografieren diese</text:span></text:span><text:span text:style-name="T4"> und tragen die gesammelten Daten in </text:span><text:span text:style-name="Strong_20_Emphasis"><text:span text:style-name="T8">unser System</text:span></text:span><text:span text:style-name="T4"> ein.</text:span><text:span text:style-name="T9"> Beispiele dafür wären:</text:span></text:p>
            <text:list text:style-name="L1">
              <text:list-item>
                <text:p text:style-name="P2">(Trink-)brunnen</text:p>
              </text:list-item>
              <text:list-item>
                <text:p text:style-name="P2">Parks</text:p>
              </text:list-item>
              <text:list-item>
                <text:p text:style-name="P2">Skateparks</text:p>
              </text:list-item>
              <text:list-item>
                <text:p text:style-name="P2">öffentliche Toilletten</text:p>
              </text:list-item>
              <text:list-item>
                <text:p text:style-name="P3">Dating Spots</text:p>
              </text:list-item>
              <text:list-item>
                <text:p text:style-name="P3">Dönner-/Würstel Verkäufer</text:p>
              </text:list-item>
              <text:list-item>
                <text:p text:style-name="P3">Bankautomate</text:p>
              </text:list-item>
            </text:list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5" loext:marker-style-name="T4"/>
          </table:table-cell>
          <table:table-cell table:style-name="Table1.B4" table:number-columns-spanned="2" office:value-type="string">
            <text:p text:style-name="P5" loext:marker-style-name="T4"/>
          </table:table-cell>
          <table:covered-table-cell/>
          <table:table-cell table:style-name="Table1.D4" office:value-type="string">
            <text:p text:style-name="P5" loext:marker-style-name="T4"/>
          </table:table-cell>
          <table:table-cell table:style-name="Table1.E4" table:number-columns-spanned="3" office:value-type="string">
            <text:p text:style-name="P5" loext:marker-style-name="T4"/>
          </table:table-cell>
          <table:covered-table-cell/>
          <table:covered-table-cell/>
          <table:table-cell table:style-name="Table1.H4" office:value-type="string">
            <text:p text:style-name="P5" loext:marker-style-name="T4"/>
          </table:table-cell>
          <table:table-cell table:style-name="Table1.I4" office:value-type="string">
            <text:p text:style-name="P5" loext:marker-style-name="T4"/>
          </table:table-cell>
          <table:table-cell table:style-name="Table1.J4" table:number-columns-spanned="3" office:value-type="string">
            <text:p text:style-name="P5" loext:marker-style-name="T4"/>
          </table:table-cell>
          <table:covered-table-cell/>
          <table:covered-table-cell/>
          <table:table-cell table:style-name="Table1.M4" table:number-columns-spanned="3" office:value-type="string">
            <text:p text:style-name="P5" loext:marker-style-name="T4"/>
          </table:table-cell>
          <table:covered-table-cell/>
          <table:covered-table-cell/>
          <table:table-cell table:style-name="Table1.P4" office:value-type="string">
            <text:p text:style-name="P5" loext:marker-style-name="T4"/>
          </table:table-cell>
        </table:table-row>
        <table:table-row table:style-name="Table1.5">
          <table:table-cell table:style-name="Table1.A5" table:number-columns-spanned="7" office:value-type="string">
            <text:p text:style-name="Standard" loext:marker-style-name="T10"><text:span text:style-name="T10">(geschätzter) Aufwand in Personalstunden</text:span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5" office:value-type="string">
            <text:p text:style-name="P6" loext:marker-style-name="T5"/>
          </table:table-cell>
          <table:table-cell table:style-name="Table1.I5" table:number-columns-spanned="4" office:value-type="string">
            <text:p text:style-name="Standard" loext:marker-style-name="T10"><text:span text:style-name="T10">(geschätzte) Kosten in Euro</text:span><text:span text:style-name="T10"/></text:p>
          </table:table-cell>
          <table:covered-table-cell/>
          <table:covered-table-cell/>
          <table:covered-table-cell/>
          <table:table-cell table:style-name="Table1.B1" table:number-columns-spanned="3" office:value-type="string">
            <text:p text:style-name="Standard" loext:marker-style-name="T5"><text:span text:style-name="T5"> </text:span><text:span text:style-name="T5"/></text:p>
          </table:table-cell>
          <table:covered-table-cell/>
          <table:covered-table-cell/>
          <table:table-cell table:style-name="Table1.L1" office:value-type="string">
            <text:p text:style-name="Standard" loext:marker-style-name="T5"><text:span text:style-name="T5"> </text:span><text:span text:style-name="T5"/></text:p>
          </table:table-cell>
        </table:table-row>
        <table:table-row table:style-name="Table1.5">
          <table:table-cell table:style-name="Table1.A6" table:number-columns-spanned="3" office:value-type="string">
            <text:p text:style-name="Standard" loext:marker-style-name="T11"><text:span text:style-name="T11">Tätigkeit/Mitarbeiter</text:span><text:span text:style-name="T11"/></text:p>
          </table:table-cell>
          <table:covered-table-cell/>
          <table:covered-table-cell/>
          <table:table-cell table:style-name="Table1.D6" table:number-columns-spanned="2" office:value-type="string">
            <text:p text:style-name="Standard" loext:marker-style-name="T11"><text:span text:style-name="T11">Soll</text:span><text:span text:style-name="T11"/></text:p>
          </table:table-cell>
          <table:covered-table-cell/>
          <table:table-cell table:style-name="Table1.F6" table:number-columns-spanned="2" office:value-type="string">
            <text:p text:style-name="Standard" loext:marker-style-name="T11"><text:span text:style-name="T11">Ist </text:span><text:span text:style-name="T11"/></text:p>
          </table:table-cell>
          <table:covered-table-cell/>
          <table:table-cell table:style-name="Table1.H6" office:value-type="string">
            <text:p text:style-name="P7" loext:marker-style-name="T11"/>
          </table:table-cell>
          <table:table-cell table:style-name="Table1.I6" table:number-columns-spanned="4" office:value-type="string">
            <text:p text:style-name="Standard" loext:marker-style-name="T11"><text:span text:style-name="T11">Position</text:span><text:span text:style-name="T11"/></text:p>
          </table:table-cell>
          <table:covered-table-cell/>
          <table:covered-table-cell/>
          <table:covered-table-cell/>
          <table:table-cell table:style-name="Table1.M6" table:number-columns-spanned="3" office:value-type="string">
            <text:p text:style-name="Standard" loext:marker-style-name="T11"><text:span text:style-name="T11">Soll</text:span><text:span text:style-name="T11"/></text:p>
          </table:table-cell>
          <table:covered-table-cell/>
          <table:covered-table-cell/>
          <table:table-cell table:style-name="Table1.P6" office:value-type="string">
            <text:p text:style-name="Standard" loext:marker-style-name="T11"><text:span text:style-name="T11">Ist</text:span><text:span text:style-name="T11"/></text:p>
          </table:table-cell>
        </table:table-row>
        <table:table-row table:style-name="Table1.7">
          <table:table-cell table:style-name="Table1.A7" table:number-columns-spanned="3" office:value-type="string">
            <text:p text:style-name="Standard" loext:marker-style-name="T4"><text:span text:style-name="T4"> </text:span><text:span text:style-name="T12">Recherche </text:span></text:p>
          </table:table-cell>
          <table:covered-table-cell/>
          <table:covered-table-cell/>
          <table:table-cell table:style-name="Table1.D7" table:number-columns-spanned="2" office:value-type="string">
            <text:p text:style-name="Standard" loext:marker-style-name="T4"><text:span text:style-name="T12">8h</text:span><text:span text:style-name="T4"> </text:span></text:p>
          </table:table-cell>
          <table:covered-table-cell/>
          <table:table-cell table:style-name="Table1.F7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H7" office:value-type="string">
            <text:p text:style-name="P5" loext:marker-style-name="T4"/>
          </table:table-cell>
          <table:table-cell table:style-name="Table1.I7" table:number-columns-spanned="4" office:value-type="string">
            <text:p text:style-name="P8" loext:marker-style-name="T4"><text:span text:style-name="T4">Kameraausrüstung</text:span></text:p>
          </table:table-cell>
          <table:covered-table-cell/>
          <table:covered-table-cell/>
          <table:covered-table-cell/>
          <table:table-cell table:style-name="Table1.M7" table:number-columns-spanned="3" office:value-type="string">
            <text:p text:style-name="Standard" loext:marker-style-name="T4"><text:span text:style-name="T13">1000€</text:span><text:span text:style-name="T4"> </text:span></text:p>
          </table:table-cell>
          <table:covered-table-cell/>
          <table:covered-table-cell/>
          <table:table-cell table:style-name="Table1.P7" office:value-type="string">
            <text:p text:style-name="Standard" loext:marker-style-name="T4"><text:span text:style-name="T4"> </text:span><text:span text:style-name="T4"/></text:p>
          </table:table-cell>
        </table:table-row>
        <table:table-row table:style-name="Table1.7">
          <table:table-cell table:style-name="Table1.A8" table:number-columns-spanned="3" office:value-type="string">
            <text:p text:style-name="Standard" loext:marker-style-name="T4"><text:span text:style-name="T4"> </text:span><text:span text:style-name="T12">Dokumentieren/ <text:s text:c="5"/></text:span><text:span text:style-name="T14">-</text:span><text:span text:style-name="T12">Fotogra</text:span><text:span text:style-name="T15">f</text:span><text:span text:style-name="T12">ieren</text:span></text:p>
          </table:table-cell>
          <table:covered-table-cell/>
          <table:covered-table-cell/>
          <table:table-cell table:style-name="Table1.D8" table:number-columns-spanned="2" office:value-type="string">
            <text:p text:style-name="Standard" loext:marker-style-name="T4"><text:span text:style-name="T12">40h</text:span><text:span text:style-name="T4"> </text:span></text:p>
          </table:table-cell>
          <table:covered-table-cell/>
          <table:table-cell table:style-name="Table1.F8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H8" office:value-type="string">
            <text:p text:style-name="P5" loext:marker-style-name="T4"/>
          </table:table-cell>
          <table:table-cell table:style-name="Table1.I8" table:number-columns-spanned="4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covered-table-cell/>
          <table:table-cell table:style-name="Table1.M8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P8" office:value-type="string">
            <text:p text:style-name="Standard" loext:marker-style-name="T4"><text:span text:style-name="T4"> </text:span><text:span text:style-name="T4"/></text:p>
          </table:table-cell>
        </table:table-row>
        <table:table-row table:style-name="Table1.7">
          <table:table-cell table:style-name="Table1.A9" table:number-columns-spanned="3" office:value-type="string">
            <text:p text:style-name="Standard" loext:marker-style-name="T4"><text:span text:style-name="T4"> </text:span><text:span text:style-name="T13">Bildbearbeitung</text:span></text:p>
          </table:table-cell>
          <table:covered-table-cell/>
          <table:covered-table-cell/>
          <table:table-cell table:style-name="Table1.D9" table:number-columns-spanned="2" office:value-type="string">
            <text:p text:style-name="Standard" loext:marker-style-name="T4"><text:span text:style-name="T12">40h</text:span><text:span text:style-name="T4"> </text:span></text:p>
          </table:table-cell>
          <table:covered-table-cell/>
          <table:table-cell table:style-name="Table1.F9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H9" office:value-type="string">
            <text:p text:style-name="P5" loext:marker-style-name="T4"/>
          </table:table-cell>
          <table:table-cell table:style-name="Table1.I9" table:number-columns-spanned="4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covered-table-cell/>
          <table:table-cell table:style-name="Table1.M9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P9" office:value-type="string">
            <text:p text:style-name="Standard" loext:marker-style-name="T4"><text:span text:style-name="T4"> </text:span><text:span text:style-name="T4"/></text:p>
          </table:table-cell>
        </table:table-row>
        <table:table-row table:style-name="Table1.7">
          <table:table-cell table:style-name="Table1.A10" table:number-columns-spanned="3" office:value-type="string">
            <text:p text:style-name="P9" loext:marker-style-name="T4"><text:span text:style-name="T4"> </text:span><text:span text:style-name="T12">Dateneingabe/-erfassung</text:span></text:p>
          </table:table-cell>
          <table:covered-table-cell/>
          <table:covered-table-cell/>
          <table:table-cell table:style-name="Table1.D10" table:number-columns-spanned="2" office:value-type="string">
            <text:p text:style-name="Standard" loext:marker-style-name="T4"><text:span text:style-name="T4"> </text:span><text:span text:style-name="T13">20h</text:span></text:p>
          </table:table-cell>
          <table:covered-table-cell/>
          <table:table-cell table:style-name="Table1.F10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H10" office:value-type="string">
            <text:p text:style-name="P5" loext:marker-style-name="T4"/>
          </table:table-cell>
          <table:table-cell table:style-name="Table1.I10" table:number-columns-spanned="4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covered-table-cell/>
          <table:table-cell table:style-name="Table1.M10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P10" office:value-type="string">
            <text:p text:style-name="Standard" loext:marker-style-name="T4"><text:span text:style-name="T4"> </text:span><text:span text:style-name="T4"/></text:p>
          </table:table-cell>
        </table:table-row>
        <table:table-row table:style-name="Table1.7">
          <table:table-cell table:style-name="Table1.A11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D11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F11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H11" office:value-type="string">
            <text:p text:style-name="P5" loext:marker-style-name="T4"/>
          </table:table-cell>
          <table:table-cell table:style-name="Table1.I11" table:number-columns-spanned="4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covered-table-cell/>
          <table:table-cell table:style-name="Table1.M11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P11" office:value-type="string">
            <text:p text:style-name="Standard" loext:marker-style-name="T4"><text:span text:style-name="T4"> </text:span><text:span text:style-name="T4"/></text:p>
          </table:table-cell>
        </table:table-row>
        <table:table-row table:style-name="Table1.7">
          <table:table-cell table:style-name="Table1.A12" table:number-columns-spanned="3" office:value-type="string">
            <text:p text:style-name="Standard" loext:marker-style-name="T11"><text:span text:style-name="T11">gesamt</text:span><text:span text:style-name="T11"/></text:p>
          </table:table-cell>
          <table:covered-table-cell/>
          <table:covered-table-cell/>
          <table:table-cell table:style-name="Table1.D12" table:number-columns-spanned="2" office:value-type="string">
            <text:p text:style-name="Standard" loext:marker-style-name="T4"><text:span text:style-name="T4"> </text:span><text:span text:style-name="T13">10</text:span><text:span text:style-name="T16">8h</text:span></text:p>
          </table:table-cell>
          <table:covered-table-cell/>
          <table:table-cell table:style-name="Table1.F12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H12" office:value-type="string">
            <text:p text:style-name="P5" loext:marker-style-name="T4"/>
          </table:table-cell>
          <table:table-cell table:style-name="Table1.I12" table:number-columns-spanned="4" office:value-type="string">
            <text:p text:style-name="Standard" loext:marker-style-name="T11"><text:span text:style-name="T11">gesamt</text:span><text:span text:style-name="T11"/></text:p>
          </table:table-cell>
          <table:covered-table-cell/>
          <table:covered-table-cell/>
          <table:covered-table-cell/>
          <table:table-cell table:style-name="Table1.M12" table:number-columns-spanned="3" office:value-type="string">
            <text:p text:style-name="Standard" loext:marker-style-name="T4"><text:span text:style-name="T4"> </text:span><text:span text:style-name="T13">1000€</text:span></text:p>
          </table:table-cell>
          <table:covered-table-cell/>
          <table:covered-table-cell/>
          <table:table-cell table:style-name="Table1.P12" office:value-type="string">
            <text:p text:style-name="Standard" loext:marker-style-name="T4"><text:span text:style-name="T4"> </text:span><text:span text:style-name="T4"/></text:p>
          </table:table-cell>
        </table:table-row>
        <table:table-row table:style-name="Table1.13">
          <table:table-cell table:style-name="Table1.A13" office:value-type="string">
            <text:p text:style-name="P5" loext:marker-style-name="T4"/>
          </table:table-cell>
          <table:table-cell table:style-name="Table1.B13" table:number-columns-spanned="2" office:value-type="string">
            <text:p text:style-name="P5" loext:marker-style-name="T4"/>
          </table:table-cell>
          <table:covered-table-cell/>
          <table:table-cell table:style-name="Table1.D13" table:number-columns-spanned="2" office:value-type="string">
            <text:p text:style-name="P5" loext:marker-style-name="T4"/>
          </table:table-cell>
          <table:covered-table-cell/>
          <table:table-cell table:style-name="Table1.F13" table:number-columns-spanned="2" office:value-type="string">
            <text:p text:style-name="P5" loext:marker-style-name="T4"/>
          </table:table-cell>
          <table:covered-table-cell/>
          <table:table-cell table:style-name="Table1.H13" office:value-type="string">
            <text:p text:style-name="P5" loext:marker-style-name="T4"/>
          </table:table-cell>
          <table:table-cell table:style-name="Table1.I13" office:value-type="string">
            <text:p text:style-name="P5" loext:marker-style-name="T4"/>
          </table:table-cell>
          <table:table-cell table:style-name="Table1.J13" table:number-columns-spanned="3" office:value-type="string">
            <text:p text:style-name="P5" loext:marker-style-name="T4"/>
          </table:table-cell>
          <table:covered-table-cell/>
          <table:covered-table-cell/>
          <table:table-cell table:style-name="Table1.M13" table:number-columns-spanned="3" office:value-type="string">
            <text:p text:style-name="P5" loext:marker-style-name="T4"/>
          </table:table-cell>
          <table:covered-table-cell/>
          <table:covered-table-cell/>
          <table:table-cell table:style-name="Table1.P13" office:value-type="string">
            <text:p text:style-name="P5" loext:marker-style-name="T4"/>
          </table:table-cell>
        </table:table-row>
        <table:table-row table:style-name="Table1.5">
          <table:table-cell table:style-name="Table1.A14" table:number-columns-spanned="7" office:value-type="string">
            <text:p text:style-name="Standard" loext:marker-style-name="T10"><text:span text:style-name="T10">vorgelagerte Arbeitspakete:</text:span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4" office:value-type="string">
            <text:p text:style-name="P6" loext:marker-style-name="T5"/>
          </table:table-cell>
          <table:table-cell table:style-name="Table1.A14" table:number-columns-spanned="8" office:value-type="string">
            <text:p text:style-name="Standard" loext:marker-style-name="T10"><text:span text:style-name="T10">nachgelagerte (abhängige) Arbeitspakete:</text:span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5" table:number-columns-spanned="2" office:value-type="string">
            <text:p text:style-name="Standard" loext:marker-style-name="T11"><text:span text:style-name="T11">AP.-Nr.</text:span><text:span text:style-name="T11"/></text:p>
          </table:table-cell>
          <table:covered-table-cell/>
          <table:table-cell table:style-name="Table1.C15" table:number-columns-spanned="2" office:value-type="string">
            <text:p text:style-name="Standard" loext:marker-style-name="T11"><text:span text:style-name="T11">AP-Bezeichnung</text:span><text:span text:style-name="T11"/></text:p>
          </table:table-cell>
          <table:covered-table-cell/>
          <table:table-cell table:style-name="Table1.E15" table:number-columns-spanned="3" office:value-type="string">
            <text:p text:style-name="Standard" loext:marker-style-name="T11"><text:span text:style-name="T11">fertig am</text:span><text:span text:style-name="T11"/></text:p>
          </table:table-cell>
          <table:covered-table-cell/>
          <table:covered-table-cell/>
          <table:table-cell table:style-name="Table1.H15" office:value-type="string">
            <text:p text:style-name="P7" loext:marker-style-name="T11"/>
          </table:table-cell>
          <table:table-cell table:style-name="Table1.I15" table:number-columns-spanned="2" office:value-type="string">
            <text:p text:style-name="Standard" loext:marker-style-name="T11"><text:span text:style-name="T11">AP.-Nr.</text:span><text:span text:style-name="T11"/></text:p>
          </table:table-cell>
          <table:covered-table-cell/>
          <table:table-cell table:style-name="Table1.K15" table:number-columns-spanned="2" office:value-type="string">
            <text:p text:style-name="Standard" loext:marker-style-name="T11"><text:span text:style-name="T11">AP-Bezeichnung</text:span><text:span text:style-name="T11"/></text:p>
          </table:table-cell>
          <table:covered-table-cell/>
          <table:table-cell table:style-name="Table1.M15" office:value-type="string">
            <text:p text:style-name="Standard" loext:marker-style-name="T11"><text:span text:style-name="T11"> </text:span><text:span text:style-name="T11"/></text:p>
          </table:table-cell>
          <table:table-cell table:style-name="Table1.N15" table:number-columns-spanned="3" office:value-type="string">
            <text:p text:style-name="Standard" loext:marker-style-name="T11"><text:span text:style-name="T11">beginnt am</text:span><text:span text:style-name="T11"/></text:p>
          </table:table-cell>
          <table:covered-table-cell/>
          <table:covered-table-cell/>
        </table:table-row>
        <table:table-row table:style-name="Table1.7">
          <table:table-cell table:style-name="Table1.A16" table:number-columns-spanned="2" office:value-type="string">
            <text:p text:style-name="Standard" loext:marker-style-name="T4"><text:span text:style-name="T4"> </text:span><text:span text:style-name="T16">1.3.1</text:span></text:p>
          </table:table-cell>
          <table:covered-table-cell/>
          <table:table-cell table:style-name="Table1.C16" table:number-columns-spanned="2" office:value-type="string">
            <text:p text:style-name="Standard" loext:marker-style-name="T4"><text:span text:style-name="T4"> </text:span><text:span text:style-name="T16">Datenbank </text:span><text:span text:style-name="T17">-</text:span><text:span text:style-name="T16">modelierung</text:span></text:p>
          </table:table-cell>
          <table:covered-table-cell/>
          <table:table-cell table:style-name="Table1.E16" table:number-columns-spanned="3" office:value-type="string">
            <text:p text:style-name="Standard" loext:marker-style-name="T4"><text:span text:style-name="T4"> </text:span><text:span text:style-name="T16">20.03.26</text:span></text:p>
          </table:table-cell>
          <table:covered-table-cell/>
          <table:covered-table-cell/>
          <table:table-cell table:style-name="Table1.H16" office:value-type="string">
            <text:p text:style-name="P5" loext:marker-style-name="T4"/>
          </table:table-cell>
          <table:table-cell table:style-name="Table1.I16" table:number-columns-spanned="2" office:value-type="string">
            <text:p text:style-name="Standard" loext:marker-style-name="T4"><text:span text:style-name="T4"> </text:span><text:span text:style-name="T16">1.6.2</text:span></text:p>
          </table:table-cell>
          <table:covered-table-cell/>
          <table:table-cell table:style-name="Table1.K16" table:number-columns-spanned="2" office:value-type="string">
            <text:p text:style-name="P10" loext:marker-style-name="T4"><text:span text:style-name="T4"> </text:span><text:bookmark-start text:name="RANGE!B1 Copy 1"/><text:span text:style-name="T18">S</text:span><text:bookmark-end text:name="RANGE!B1 Copy 1"/><text:span text:style-name="T18">ourcing von POIs</text:span><text:span text:style-name="T19"> (extern)</text:span></text:p>
          </table:table-cell>
          <table:covered-table-cell/>
          <table:table-cell table:style-name="Table1.M16" office:value-type="string">
            <text:p text:style-name="Standard" loext:marker-style-name="T4"><text:span text:style-name="T4"> </text:span><text:span text:style-name="T4"/></text:p>
          </table:table-cell>
          <table:table-cell table:style-name="Table1.N16" table:number-columns-spanned="3" office:value-type="string">
            <text:p text:style-name="Standard" loext:marker-style-name="T4"><text:span text:style-name="T16">31.08.26</text:span></text:p>
          </table:table-cell>
          <table:covered-table-cell/>
          <table:covered-table-cell/>
        </table:table-row>
        <table:table-row table:style-name="Table1.7">
          <table:table-cell table:style-name="Table1.A17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C17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E17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H17" office:value-type="string">
            <text:p text:style-name="P5" loext:marker-style-name="T4"/>
          </table:table-cell>
          <table:table-cell table:style-name="Table1.I17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K17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M17" office:value-type="string">
            <text:p text:style-name="Standard" loext:marker-style-name="T4"><text:span text:style-name="T4"> </text:span><text:span text:style-name="T4"/></text:p>
          </table:table-cell>
          <table:table-cell table:style-name="Table1.N17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</table:table-row>
        <table:table-row table:style-name="Table1.7">
          <table:table-cell table:style-name="Table1.A18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C18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E18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H18" office:value-type="string">
            <text:p text:style-name="P5" loext:marker-style-name="T4"/>
          </table:table-cell>
          <table:table-cell table:style-name="Table1.I18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K18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M18" office:value-type="string">
            <text:p text:style-name="Standard" loext:marker-style-name="T4"><text:span text:style-name="T4"> </text:span><text:span text:style-name="T4"/></text:p>
          </table:table-cell>
          <table:table-cell table:style-name="Table1.N18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</table:table-row>
        <table:table-row table:style-name="Table1.7">
          <table:table-cell table:style-name="Table1.A19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C19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E19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H19" office:value-type="string">
            <text:p text:style-name="P5" loext:marker-style-name="T4"/>
          </table:table-cell>
          <table:table-cell table:style-name="Table1.I19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K19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M19" office:value-type="string">
            <text:p text:style-name="Standard" loext:marker-style-name="T4"><text:span text:style-name="T4"> </text:span><text:span text:style-name="T4"/></text:p>
          </table:table-cell>
          <table:table-cell table:style-name="Table1.N19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</table:table-row>
        <table:table-row table:style-name="Table1.20">
          <table:table-cell table:style-name="Table1.A20" table:number-columns-spanned="2" office:value-type="string">
            <text:p text:style-name="P5" loext:marker-style-name="T4"/>
          </table:table-cell>
          <table:covered-table-cell/>
          <table:table-cell table:style-name="Table1.C20" table:number-columns-spanned="2" office:value-type="string">
            <text:p text:style-name="P5" loext:marker-style-name="T4"/>
          </table:table-cell>
          <table:covered-table-cell/>
          <table:table-cell table:style-name="Table1.E20" table:number-columns-spanned="3" office:value-type="string">
            <text:p text:style-name="P5" loext:marker-style-name="T4"/>
          </table:table-cell>
          <table:covered-table-cell/>
          <table:covered-table-cell/>
          <table:table-cell table:style-name="Table1.H20" office:value-type="string">
            <text:p text:style-name="P5" loext:marker-style-name="T4"/>
          </table:table-cell>
          <table:table-cell table:style-name="Table1.I20" table:number-columns-spanned="2" office:value-type="string">
            <text:p text:style-name="P5" loext:marker-style-name="T4"/>
          </table:table-cell>
          <table:covered-table-cell/>
          <table:table-cell table:style-name="Table1.K20" table:number-columns-spanned="2" office:value-type="string">
            <text:p text:style-name="P5" loext:marker-style-name="T4"/>
          </table:table-cell>
          <table:covered-table-cell/>
          <table:table-cell table:style-name="Table1.M20" office:value-type="string">
            <text:p text:style-name="P5" loext:marker-style-name="T4"/>
          </table:table-cell>
          <table:table-cell table:style-name="Table1.N20" table:number-columns-spanned="3" office:value-type="string">
            <text:p text:style-name="P5" loext:marker-style-name="T4"/>
          </table:table-cell>
          <table:covered-table-cell/>
          <table:covered-table-cell/>
        </table:table-row>
        <table:table-row table:style-name="Table1.5">
          <table:table-cell table:style-name="Table1.I5" table:number-columns-spanned="4" office:value-type="string">
            <text:p text:style-name="Standard" loext:marker-style-name="T20"><text:span text:style-name="T20">To-do-Liste</text:span><text:span text:style-name="T20"/></text:p>
          </table:table-cell>
          <table:covered-table-cell/>
          <table:covered-table-cell/>
          <table:covered-table-cell/>
          <table:table-cell table:style-name="Table1.E21" table:number-columns-spanned="3" office:value-type="string">
            <text:p text:style-name="Standard" loext:marker-style-name="T11"><text:span text:style-name="T11"> </text:span><text:span text:style-name="T11"/></text:p>
          </table:table-cell>
          <table:covered-table-cell/>
          <table:covered-table-cell/>
          <table:table-cell table:style-name="Table1.H21" office:value-type="string">
            <text:p text:style-name="Standard" loext:marker-style-name="T11"><text:span text:style-name="T11"> </text:span><text:span text:style-name="T11"/></text:p>
          </table:table-cell>
          <table:table-cell table:style-name="Table1.I21" table:number-columns-spanned="2" office:value-type="string">
            <text:p text:style-name="Standard" loext:marker-style-name="T11"><text:span text:style-name="T11"> </text:span><text:span text:style-name="T11"/></text:p>
          </table:table-cell>
          <table:covered-table-cell/>
          <table:table-cell table:style-name="Table1.K21" table:number-columns-spanned="2" office:value-type="string">
            <text:p text:style-name="Standard" loext:marker-style-name="T11"><text:span text:style-name="T11"> </text:span><text:span text:style-name="T11"/></text:p>
          </table:table-cell>
          <table:covered-table-cell/>
          <table:table-cell table:style-name="Table1.M21" office:value-type="string">
            <text:p text:style-name="Standard" loext:marker-style-name="T11"><text:span text:style-name="T11"> </text:span><text:span text:style-name="T11"/></text:p>
          </table:table-cell>
          <table:table-cell table:style-name="Table1.N21" table:number-columns-spanned="3" office:value-type="string">
            <text:p text:style-name="Standard" loext:marker-style-name="T11"><text:span text:style-name="T11"> </text:span><text:span text:style-name="T11"/></text:p>
          </table:table-cell>
          <table:covered-table-cell/>
          <table:covered-table-cell/>
        </table:table-row>
        <table:table-row table:style-name="Table1.5">
          <table:table-cell table:style-name="Table1.A22" office:value-type="string">
            <text:p text:style-name="Standard" loext:marker-style-name="T11"><text:span text:style-name="T11">Nr.</text:span><text:span text:style-name="T11"/></text:p>
          </table:table-cell>
          <table:table-cell table:style-name="Table1.B22" table:number-columns-spanned="3" office:value-type="string">
            <text:p text:style-name="Standard" loext:marker-style-name="T11"><text:span text:style-name="T11">Beschreibung</text:span><text:span text:style-name="T11"/></text:p>
          </table:table-cell>
          <table:covered-table-cell/>
          <table:covered-table-cell/>
          <table:table-cell table:style-name="Table1.E22" table:number-columns-spanned="3" office:value-type="string">
            <text:p text:style-name="Standard" loext:marker-style-name="T11"><text:span text:style-name="T11"> </text:span><text:span text:style-name="T11"/></text:p>
          </table:table-cell>
          <table:covered-table-cell/>
          <table:covered-table-cell/>
          <table:table-cell table:style-name="Table1.H22" office:value-type="string">
            <text:p text:style-name="Standard" loext:marker-style-name="T11"><text:span text:style-name="T11"> </text:span><text:span text:style-name="T11"/></text:p>
          </table:table-cell>
          <table:table-cell table:style-name="Table1.I22" table:number-columns-spanned="2" office:value-type="string">
            <text:p text:style-name="Standard" loext:marker-style-name="T11"><text:span text:style-name="T11"> </text:span><text:span text:style-name="T11"/></text:p>
          </table:table-cell>
          <table:covered-table-cell/>
          <table:table-cell table:style-name="Table1.K22" table:number-columns-spanned="2" office:value-type="string">
            <text:p text:style-name="Standard" loext:marker-style-name="T11"><text:span text:style-name="T11"> </text:span><text:span text:style-name="T11"/></text:p>
          </table:table-cell>
          <table:covered-table-cell/>
          <table:table-cell table:style-name="Table1.M22" office:value-type="string">
            <text:p text:style-name="Standard" loext:marker-style-name="T11"><text:span text:style-name="T11">IMV</text:span><text:span text:style-name="T11"/></text:p>
          </table:table-cell>
          <table:table-cell table:style-name="Table1.N22" table:number-columns-spanned="3" office:value-type="string">
            <text:p text:style-name="Standard" loext:marker-style-name="T11"><text:span text:style-name="T11">fertig bis</text:span><text:span text:style-name="T11"/></text:p>
          </table:table-cell>
          <table:covered-table-cell/>
          <table:covered-table-cell/>
        </table:table-row>
        <table:table-row table:style-name="Table1.7">
          <table:table-cell table:style-name="Table1.A23" office:value-type="string">
            <text:p text:style-name="Standard" loext:marker-style-name="T4"><text:span text:style-name="T4"> </text:span><text:span text:style-name="T15">1</text:span></text:p>
          </table:table-cell>
          <table:table-cell table:style-name="Table1.B23" table:number-columns-spanned="3" office:value-type="string">
            <text:p text:style-name="Standard" loext:marker-style-name="T4"><text:span text:style-name="T4"> </text:span><text:span text:style-name="T15">Recherche bezüglich POIs </text:span></text:p>
          </table:table-cell>
          <table:covered-table-cell/>
          <table:covered-table-cell/>
          <table:table-cell table:style-name="Table1.E23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H23" office:value-type="string">
            <text:p text:style-name="Standard" loext:marker-style-name="T4"><text:span text:style-name="T4"> </text:span><text:span text:style-name="T4"/></text:p>
          </table:table-cell>
          <table:table-cell table:style-name="Table1.I23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K23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M23" office:value-type="string">
            <text:p text:style-name="Standard" loext:marker-style-name="T4"><text:span text:style-name="T4"> </text:span><text:span text:style-name="T15">MS</text:span></text:p>
          </table:table-cell>
          <table:table-cell table:style-name="Table1.N23" table:number-columns-spanned="3" office:value-type="string">
            <text:p text:style-name="Standard" loext:marker-style-name="T4"><text:span text:style-name="T4"> </text:span><text:span text:style-name="T15">20.03.26</text:span></text:p>
          </table:table-cell>
          <table:covered-table-cell/>
          <table:covered-table-cell/>
        </table:table-row>
        <table:table-row table:style-name="Table1.7">
          <table:table-cell table:style-name="Table1.A24" office:value-type="string">
            <text:p text:style-name="Standard" loext:marker-style-name="T4"><text:span text:style-name="T4"> </text:span><text:span text:style-name="T15">2</text:span></text:p>
          </table:table-cell>
          <table:table-cell table:style-name="Table1.B24" table:number-columns-spanned="3" office:value-type="string">
            <text:p text:style-name="Standard" loext:marker-style-name="T4"><text:span text:style-name="T4"> </text:span><text:span text:style-name="T15">Dokumentation und </text:span></text:p>
          </table:table-cell>
          <table:covered-table-cell/>
          <table:covered-table-cell/>
          <table:table-cell table:style-name="Table1.E24" table:number-columns-spanned="3" office:value-type="string">
            <text:p text:style-name="P11" loext:marker-style-name="T4"><text:span text:style-name="T4"> </text:span><text:span text:style-name="T15">Fotografie </text:span></text:p>
          </table:table-cell>
          <table:covered-table-cell/>
          <table:covered-table-cell/>
          <table:table-cell table:style-name="Table1.H24" office:value-type="string">
            <text:p text:style-name="Standard" loext:marker-style-name="T4"><text:span text:style-name="T4"> </text:span><text:span text:style-name="T4"/></text:p>
          </table:table-cell>
          <table:table-cell table:style-name="Table1.I24" table:number-columns-spanned="2" office:value-type="string">
            <text:p text:style-name="P11" loext:marker-style-name="T4"><text:span text:style-name="T4"> </text:span><text:span text:style-name="T15">von </text:span></text:p>
          </table:table-cell>
          <table:covered-table-cell/>
          <table:table-cell table:style-name="Table1.K24" table:number-columns-spanned="2" office:value-type="string">
            <text:p text:style-name="P11" loext:marker-style-name="T4"><text:span text:style-name="T4"> </text:span><text:span text:style-name="T15">POIs verfassen</text:span></text:p>
          </table:table-cell>
          <table:covered-table-cell/>
          <table:table-cell table:style-name="Table1.M24" office:value-type="string">
            <text:p text:style-name="Standard" loext:marker-style-name="T4"><text:span text:style-name="T4"> </text:span><text:span text:style-name="T15">MS</text:span></text:p>
          </table:table-cell>
          <table:table-cell table:style-name="Table1.N24" table:number-columns-spanned="3" office:value-type="string">
            <text:p text:style-name="Standard" loext:marker-style-name="T4"><text:span text:style-name="T4"> </text:span><text:span text:style-name="T15">30.05.26</text:span></text:p>
          </table:table-cell>
          <table:covered-table-cell/>
          <table:covered-table-cell/>
        </table:table-row>
        <table:table-row table:style-name="Table1.7">
          <table:table-cell table:style-name="Table1.A25" office:value-type="string">
            <text:p text:style-name="Standard" loext:marker-style-name="T4"><text:span text:style-name="T4"> </text:span><text:span text:style-name="T15">3</text:span></text:p>
          </table:table-cell>
          <table:table-cell table:style-name="Table1.B25" table:number-columns-spanned="3" office:value-type="string">
            <text:p text:style-name="Standard" loext:marker-style-name="T4"><text:span text:style-name="T4"> </text:span><text:span text:style-name="T15">Dateneingabe/erfassung</text:span></text:p>
          </table:table-cell>
          <table:covered-table-cell/>
          <table:covered-table-cell/>
          <table:table-cell table:style-name="Table1.E25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H25" office:value-type="string">
            <text:p text:style-name="Standard" loext:marker-style-name="T4"><text:span text:style-name="T4"> </text:span><text:span text:style-name="T4"/></text:p>
          </table:table-cell>
          <table:table-cell table:style-name="Table1.I25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K25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M25" office:value-type="string">
            <text:p text:style-name="Standard" loext:marker-style-name="T4"><text:span text:style-name="T4"> </text:span><text:span text:style-name="T15">MS</text:span></text:p>
          </table:table-cell>
          <table:table-cell table:style-name="Table1.N25" table:number-columns-spanned="3" office:value-type="string">
            <text:p text:style-name="Standard" loext:marker-style-name="T4"><text:span text:style-name="T4"> </text:span><text:span text:style-name="T15">30.08.26</text:span></text:p>
          </table:table-cell>
          <table:covered-table-cell/>
          <table:covered-table-cell/>
        </table:table-row>
        <table:table-row table:style-name="Table1.7">
          <table:table-cell table:style-name="Table1.A26" office:value-type="string">
            <text:p text:style-name="Standard" loext:marker-style-name="T4"><text:span text:style-name="T4"> </text:span></text:p>
          </table:table-cell>
          <table:table-cell table:style-name="Table1.B26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E26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H26" office:value-type="string">
            <text:p text:style-name="Standard" loext:marker-style-name="T4"><text:span text:style-name="T4"> </text:span><text:span text:style-name="T4"/></text:p>
          </table:table-cell>
          <table:table-cell table:style-name="Table1.I26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K26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M26" office:value-type="string">
            <text:p text:style-name="Standard" loext:marker-style-name="T4"><text:span text:style-name="T4"> </text:span><text:span text:style-name="T4"/></text:p>
          </table:table-cell>
          <table:table-cell table:style-name="Table1.N26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</table:table-row>
        <table:table-row table:style-name="Table1.7">
          <table:table-cell table:style-name="Table1.A27" office:value-type="string">
            <text:p text:style-name="Standard" loext:marker-style-name="T4"><text:span text:style-name="T4"> </text:span></text:p>
          </table:table-cell>
          <table:table-cell table:style-name="Table1.B27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E27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H27" office:value-type="string">
            <text:p text:style-name="Standard" loext:marker-style-name="T4"><text:span text:style-name="T4"> </text:span><text:span text:style-name="T4"/></text:p>
          </table:table-cell>
          <table:table-cell table:style-name="Table1.I27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K27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M27" office:value-type="string">
            <text:p text:style-name="Standard" loext:marker-style-name="T4"><text:span text:style-name="T4"> </text:span><text:span text:style-name="T4"/></text:p>
          </table:table-cell>
          <table:table-cell table:style-name="Table1.N27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</table:table-row>
        <table:table-row table:style-name="Table1.7">
          <table:table-cell table:style-name="Table1.A28" office:value-type="string">
            <text:p text:style-name="Standard" loext:marker-style-name="T4"><text:span text:style-name="T4"> </text:span></text:p>
          </table:table-cell>
          <table:table-cell table:style-name="Table1.B28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E28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  <table:table-cell table:style-name="Table1.H28" office:value-type="string">
            <text:p text:style-name="Standard" loext:marker-style-name="T4"><text:span text:style-name="T4"> </text:span><text:span text:style-name="T4"/></text:p>
          </table:table-cell>
          <table:table-cell table:style-name="Table1.I28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K28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table-cell table:style-name="Table1.M28" office:value-type="string">
            <text:p text:style-name="Standard" loext:marker-style-name="T4"><text:span text:style-name="T4"> </text:span><text:span text:style-name="T4"/></text:p>
          </table:table-cell>
          <table:table-cell table:style-name="Table1.N28" table:number-columns-spanned="3" office:value-type="string">
            <text:p text:style-name="Standard" loext:marker-style-name="T4"><text:span text:style-name="T4"> </text:span><text:span text:style-name="T4"/></text:p>
          </table:table-cell>
          <table:covered-table-cell/>
          <table:covered-table-cell/>
        </table:table-row>
        <table:table-row table:style-name="Table1.29">
          <table:table-cell table:style-name="Table1.A29" office:value-type="string">
            <text:p text:style-name="P5" loext:marker-style-name="T4"/>
          </table:table-cell>
          <table:table-cell table:style-name="Table1.B29" table:number-columns-spanned="3" office:value-type="string">
            <text:p text:style-name="P5" loext:marker-style-name="T4"/>
          </table:table-cell>
          <table:covered-table-cell/>
          <table:covered-table-cell/>
          <table:table-cell table:style-name="Table1.E29" table:number-columns-spanned="3" office:value-type="string">
            <text:p text:style-name="P5" loext:marker-style-name="T4"/>
          </table:table-cell>
          <table:covered-table-cell/>
          <table:covered-table-cell/>
          <table:table-cell table:style-name="Table1.H29" office:value-type="string">
            <text:p text:style-name="P5" loext:marker-style-name="T4"/>
          </table:table-cell>
          <table:table-cell table:style-name="Table1.I29" table:number-columns-spanned="2" office:value-type="string">
            <text:p text:style-name="P5" loext:marker-style-name="T4"/>
          </table:table-cell>
          <table:covered-table-cell/>
          <table:table-cell table:style-name="Table1.K29" table:number-columns-spanned="2" office:value-type="string">
            <text:p text:style-name="P5" loext:marker-style-name="T4"/>
          </table:table-cell>
          <table:covered-table-cell/>
          <table:table-cell table:style-name="Table1.M29" office:value-type="string">
            <text:p text:style-name="P5" loext:marker-style-name="T4"/>
          </table:table-cell>
          <table:table-cell table:style-name="Table1.N29" table:number-columns-spanned="3" office:value-type="string">
            <text:p text:style-name="P5" loext:marker-style-name="T4"/>
          </table:table-cell>
          <table:covered-table-cell/>
          <table:covered-table-cell/>
        </table:table-row>
        <table:table-row table:style-name="Table1.30">
          <table:table-cell table:style-name="Table1.A30" table:number-columns-spanned="16" office:value-type="string">
            <text:p text:style-name="P12" loext:marker-style-name="T11">Anmerkungen:</text:p>
            <text:list text:style-name="L2">
              <text:list-item>
                <text:p text:style-name="P13" loext:marker-style-name="T11"><text:span text:style-name="T21">Bilder in den Auflösungen: 4k, QHD und HD.</text:span></text:p>
              </text:list-item>
              <text:list-item>
                <text:p text:style-name="P14" loext:marker-style-name="T11"><text:span text:style-name="T21">Darauf achten, dass POIs </text:span><text:span text:style-name="T22">der</text:span><text:span text:style-name="T21"> selben Kategorien ähnliche Expositionen und Fotografiewinkel haben sollten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1">
          <table:table-cell table:style-name="Table1.A31" office:value-type="string">
            <text:p text:style-name="P5" loext:marker-style-name="T4"/>
          </table:table-cell>
          <table:table-cell table:style-name="Table1.B31" table:number-columns-spanned="2" office:value-type="string">
            <text:p text:style-name="P5" loext:marker-style-name="T4"/>
          </table:table-cell>
          <table:covered-table-cell/>
          <table:table-cell table:style-name="Table1.D31" office:value-type="string">
            <text:p text:style-name="P5" loext:marker-style-name="T4"/>
          </table:table-cell>
          <table:table-cell table:style-name="Table1.E31" table:number-columns-spanned="2" office:value-type="string">
            <text:p text:style-name="P5" loext:marker-style-name="T4"/>
          </table:table-cell>
          <table:covered-table-cell/>
          <table:table-cell table:style-name="Table1.G31" table:number-columns-spanned="2" office:value-type="string">
            <text:p text:style-name="P5" loext:marker-style-name="T4"/>
          </table:table-cell>
          <table:covered-table-cell/>
          <table:table-cell table:style-name="Table1.I31" office:value-type="string">
            <text:p text:style-name="P5" loext:marker-style-name="T4"/>
          </table:table-cell>
          <table:table-cell table:style-name="Table1.J31" table:number-columns-spanned="2" office:value-type="string">
            <text:p text:style-name="P5" loext:marker-style-name="T4"/>
          </table:table-cell>
          <table:covered-table-cell/>
          <table:table-cell table:style-name="Table1.L31" table:number-columns-spanned="3" office:value-type="string">
            <text:p text:style-name="P5" loext:marker-style-name="T4"/>
          </table:table-cell>
          <table:covered-table-cell/>
          <table:covered-table-cell/>
          <table:table-cell table:style-name="Table1.O31" table:number-columns-spanned="2" office:value-type="string">
            <text:p text:style-name="P5" loext:marker-style-name="T4"/>
          </table:table-cell>
          <table:covered-table-cell/>
        </table:table-row>
        <table:table-row table:style-name="Table1.32">
          <table:table-cell table:style-name="Table1.A32" table:number-columns-spanned="11" office:value-type="string">
            <text:p text:style-name="Standard" loext:marker-style-name="T23"><text:span text:style-name="T20">Abschluss des Arbeitspaketes</text:span><text:span text:style-name="T2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2" table:number-columns-spanned="3" office:value-type="string">
            <text:p text:style-name="P5" loext:marker-style-name="T4"/>
          </table:table-cell>
          <table:covered-table-cell/>
          <table:covered-table-cell/>
          <table:table-cell table:style-name="Table1.O32" table:number-columns-spanned="2" office:value-type="string">
            <text:p text:style-name="P5" loext:marker-style-name="T4"/>
          </table:table-cell>
          <table:covered-table-cell/>
        </table:table-row>
        <table:table-row table:style-name="Table1.33">
          <table:table-cell table:style-name="Table1.A33" table:number-columns-spanned="3" office:value-type="string">
            <text:p text:style-name="Standard" loext:marker-style-name="T4"><text:span text:style-name="T4">Unterschrift Projektleiter</text:span><text:span text:style-name="T4"/></text:p>
          </table:table-cell>
          <table:covered-table-cell/>
          <table:covered-table-cell/>
          <table:table-cell table:style-name="Table1.D33" office:value-type="string">
            <text:p text:style-name="Standard" loext:marker-style-name="T4"><text:span text:style-name="T4"> </text:span><text:span text:style-name="T4"/></text:p>
          </table:table-cell>
          <table:table-cell table:style-name="Table1.E33" table:number-columns-spanned="7" office:value-type="string">
            <text:p text:style-name="Standard" loext:marker-style-name="T4"><text:span text:style-name="T4">Unterschrift verantwortlicher MA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3" table:number-columns-spanned="3" office:value-type="string">
            <text:p text:style-name="Standard" loext:marker-style-name="T4"><text:span text:style-name="T4">Datum</text:span><text:span text:style-name="T4"/></text:p>
          </table:table-cell>
          <table:covered-table-cell/>
          <table:covered-table-cell/>
          <table:table-cell table:style-name="Table1.O33" table:number-columns-spanned="2" office:value-type="string">
            <text:p text:style-name="Standard" loext:marker-style-name="T4"><text:span text:style-name="T4"> </text:span><text:span text:style-name="T4"/></text:p>
          </table:table-cell>
          <table:covered-table-cell/>
        </table:table-row>
      </table:table>
      <text:p text:style-name="P15" loext:marker-style-name="T2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 Ref" svg:font-family="'Verdana Ref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style:writing-mode="lr-tb"/>
      <style:text-properties fo:font-size="12pt" fo:language="de" fo:country="DE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SEP_20_Normaltext" style:display-name="SEP Normaltext" style:family="paragraph" style:parent-style-name="Standard">
      <style:paragraph-properties fo:margin-top="0in" fo:margin-bottom="0.0835in" style:contextual-spacing="false" fo:line-height="110%" fo:text-align="justify" style:justify-single-word="false" loext:word-spacing-minimum="75%" loext:word-spacing-maximum="133%"/>
      <style:text-properties style:font-name="Verdana" fo:font-family="Verdana" style:font-family-generic="swiss" style:font-pitch="variable" fo:font-size="10pt" style:font-size-asian="10pt" style:font-size-complex="10pt"/>
    </style:style>
    <style:style style:name="SEP_20_Listentext" style:display-name="SEP Listentext" style:family="paragraph" style:parent-style-name="SEP_20_Normaltext" style:list-style-name="WWNum1">
      <style:paragraph-properties fo:margin-top="0in" fo:margin-bottom="0in" style:contextual-spacing="false"/>
      <style:text-properties fo:language="de" fo:country="AT"/>
    </style:style>
    <style:style style:name="SEP_20_Abstandtext" style:display-name="SEP Abstandtext" style:family="paragraph" style:parent-style-name="SEP_20_Normaltext">
      <style:text-properties fo:language="de" fo:country="AT"/>
    </style:style>
    <style:style style:name="SEP_20_Erster_20_Absatz" style:display-name="SEP Erster Absatz" style:family="paragraph" style:parent-style-name="SEP_20_Normaltext">
      <style:text-properties fo:font-size="9pt" fo:font-weight="bold" style:font-size-asian="9pt" style:font-weight-asian="bold" style:font-weight-complex="bold"/>
    </style:style>
    <style:style style:name="SEP_20_Absatzüberschrift" style:display-name="SEP Absatzüberschrift" style:family="paragraph" style:parent-style-name="SEP_20_Normaltext" style:next-style-name="SEP_20_Abstandtext">
      <style:paragraph-properties fo:margin-top="0in" fo:margin-bottom="0in" style:contextual-spacing="false"/>
      <style:text-properties fo:font-size="9pt" fo:font-weight="bold" style:font-size-asian="9pt" style:font-weight-asian="bold" style:font-weight-complex="bold"/>
    </style:style>
    <style:style style:name="Formatvorlage1" style:family="paragraph" style:parent-style-name="SEP_20_Normaltext" style:next-style-name="SEP_20_Abstandtext">
      <style:paragraph-properties fo:text-align="center" style:justify-single-word="false" loext:word-spacing-minimum="75%" loext:word-spacing-maximum="133%">
        <style:tab-stops>
          <style:tab-stop style:position="0.25in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6.3189in" style:type="right"/>
        </style:tab-stops>
      </style:paragraph-properties>
    </style:style>
    <style:style style:name="MP2" style:family="paragraph" style:parent-style-name="Footer">
      <style:text-properties style:font-name="Verdana Ref" fo:font-size="6pt" fo:language="de" fo:country="AT" style:font-size-asian="6pt" style:font-size-complex="6pt"/>
    </style:style>
    <style:style style:name="MT1" style:family="text">
      <style:text-properties style:font-name="Verdana Ref" fo:font-size="6pt" fo:language="de" fo:country="AT" style:font-size-asian="6pt" style:font-size-complex="6pt"/>
    </style:style>
    <style:style style:name="MT2" style:family="text">
      <style:text-properties style:font-name="Calibri" fo:font-size="6pt" fo:language="de" fo:country="AT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  <text:p text:style-name="Header"/>
      </style:header>
      <style:footer>
        <text:p text:style-name="MP2" loext:marker-style-name="MT1"/>
        <text:p text:style-name="Footer" loext:marker-style-name="MT2"><text:span text:style-name="MT2">Systemplanung und Projektentwicklung HTL III<text:tab/><text:tab/></text:span><text:span text:style-name="MT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Nr</dc:title>
    <meta:editing-cycles>3</meta:editing-cycles>
    <meta:print-date>2026-02-20T14:15:08.157916747</meta:print-date>
    <meta:creation-date>2026-02-20T13:13:27.673983949</meta:creation-date>
    <dc:date>2026-02-20T14:18:40.736959682</dc:date>
    <meta:editing-duration>PT3M32S</meta:editing-duration>
    <meta:generator>LibreOffice/26.2.0.3$Linux_X86_64 LibreOffice_project/620$Build-3</meta:generator>
    <meta:printed-by>PDF files</meta:printed-by>
    <meta:document-statistic meta:table-count="1" meta:image-count="0" meta:object-count="0" meta:page-count="2" meta:paragraph-count="173" meta:word-count="191" meta:character-count="1574" meta:non-whitespace-character-count="1326"/>
    <meta:user-defined meta:name="AppVersion">16.0000</meta:user-defined>
    <meta:user-defined meta:name="Company">IT Schulung und Beratung</meta:user-defined>
    <meta:user-defined meta:name="ContentTypeId">0x010100E580DF4BED0EB1499F9C0F9CA9EB13C0</meta:user-defined>
    <meta:template xlink:type="simple" xlink:actuate="onRequest" xlink:title="Vorlage_Arbeitspaket.dotx" xlink:href=""/>
  </office:meta>
</office:document-meta>
</file>